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e8" officeooo:paragraph-rsid="0013a9e8"/>
    </style:style>
    <style:style style:name="T1" style:family="text">
      <style:text-properties officeooo:rsid="00158714"/>
    </style:style>
    <style:style style:name="T2" style:family="text">
      <style:text-properties officeooo:rsid="001707db"/>
    </style:style>
    <style:style style:name="T3" style:family="text">
      <style:text-properties officeooo:rsid="0018a5a9"/>
    </style:style>
    <style:style style:name="T4" style:family="text">
      <style:text-properties officeooo:rsid="00197c9d"/>
    </style:style>
    <style:style style:name="T5" style:family="text">
      <style:text-properties officeooo:rsid="001a2c9c"/>
    </style:style>
    <style:style style:name="T6" style:family="text">
      <style:text-properties officeooo:rsid="001d0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IFICACIÓN</text:p>
      <text:p text:style-name="P1"/>
      <text:p text:style-name="P1">- SEMANA 1 (Lunes 27/09 – Viernes 01/10):</text:p>
      <text:p text:style-name="P1"><text:tab/>- Inicio del proyecto</text:p>
      <text:p text:style-name="P1"><text:tab/>- Reconocer RUTs en los textos</text:p>
      <text:p text:style-name="P1"/>
      <text:p text:style-name="P1">- SEMANA 2 (Lunes 04/10 – Viernes 08/10):</text:p>
      <text:p text:style-name="P1"><text:tab/>- Reconocer números de factura en los textos</text:p>
      <text:p text:style-name="P1"><text:tab/>- Categorizar transacciones</text:p>
      <text:p text:style-name="P1"><text:tab/>- Mejorar reconocimientos anteriores</text:p>
      <text:p text:style-name="P1"/>
      <text:p text:style-name="P1">- SEMANA 3 (Lunes 11/10 – Viernes 15/10):</text:p>
      <text:p text:style-name="P1"><text:tab/>- <text:span text:style-name="T2">Plantear propuesta actual </text:span><text:span text:style-name="T4">de manera presencial</text:span></text:p>
      <text:p text:style-name="P1"><text:tab/>- <text:span text:style-name="T5">Corregir detalles en caso de existir</text:span></text:p>
      <text:p text:style-name="P1"><text:tab/>-</text:p>
      <text:p text:style-name="P1"/>
      <text:p text:style-name="P1">- SEMANA 4 (Lunes 18/10 – Viernes 22/10):</text:p>
      <text:p text:style-name="P1"><text:tab/>- <text:span text:style-name="T3">Empezar segunda parte del proyecto</text:span></text:p>
      <text:p text:style-name="P1"><text:tab/>- <text:span text:style-name="T6">Obtener información sobre facturas</text:span></text:p>
      <text:p text:style-name="P1"><text:tab/>- <text:span text:style-name="T6">Realizar calce de informaciones</text:span></text:p>
      <text:p text:style-name="P1"/>
      <text:p text:style-name="P1">- SEMANA 5 (Lunes 25/10 – Viernes 29/10):</text:p>
      <text:p text:style-name="P1"><text:tab/>-</text:p>
      <text:p text:style-name="P1"><text:tab/>-</text:p>
      <text:p text:style-name="P1"><text:tab/>-</text:p>
      <text:p text:style-name="P1"/>
      <text:p text:style-name="P1">- SEMANA 6 (Lunes 01/11 – Viernes 05/11):</text:p>
      <text:p text:style-name="P1"><text:tab/>-</text:p>
      <text:p text:style-name="P1"><text:tab/>-</text:p>
      <text:p text:style-name="P1"><text:tab/>-</text:p>
      <text:p text:style-name="P1"/>
      <text:p text:style-name="P1">- <text:span text:style-name="T1">SEMANA 7 (Lunes 08/11 – Viernes 12/11):</text:span></text:p>
      <text:p text:style-name="P1"><text:tab/>-</text:p>
      <text:p text:style-name="P1"><text:tab/>-</text:p>
      <text:p text:style-name="P1"><text:tab/>-</text:p>
      <text:p text:style-name="P1"/>
      <text:p text:style-name="P1">- <text:span text:style-name="T1">SEMANA 8 (Lunes 15/11 – Viernes 19/11):</text:span></text:p>
      <text:p text:style-name="P1"><text:tab/>-</text:p>
      <text:p text:style-name="P1"><text:tab/>-</text:p>
      <text:p text:style-name="P1"><text:tab/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46:03.380708108</meta:creation-date>
    <dc:date>2021-10-08T15:25:26.999399056</dc:date>
    <meta:editing-duration>PT2H59M9S</meta:editing-duration>
    <meta:editing-cycles>8</meta:editing-cycles>
    <meta:generator>LibreOffice/7.1.6.2$Linux_X86_64 LibreOffice_project/10$Build-2</meta:generator>
    <meta:document-statistic meta:table-count="0" meta:image-count="0" meta:object-count="0" meta:page-count="1" meta:paragraph-count="32" meta:word-count="125" meta:character-count="726" meta:non-whitespace-character-count="602"/>
  </office:meta>
</office:document-meta>
</file>